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 (мА)</text:p>
          </table:table-cell>
          <table:table-cell office:value-type="string" calcext:value-type="string">
            <text:p>R (кОм)</text:p>
          </table:table-cell>
          <table:table-cell/>
          <table:table-cell office:value-type="string" calcext:value-type="string">
            <text:p>P_R (мВт)</text:p>
          </table:table-cell>
          <table:table-cell office:value-type="string" calcext:value-type="string">
            <text:p>U _R(В)</text:p>
          </table:table-cell>
          <table:table-cell office:value-type="string" calcext:value-type="string">
            <text:p>U_Lamp(В)</text:p>
          </table:table-cell>
          <table:table-cell office:value-type="string" calcext:value-type="string">
            <text:p>P_Lamp (мВт)</text:p>
          </table:table-cell>
          <table:table-cell office:value-type="string" calcext:value-type="string">
            <text:p>P_tot (мВт)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49.5" calcext:value-type="float">
            <text:p>149,5</text:p>
          </table:table-cell>
          <table:table-cell/>
          <table:table-cell table:formula="of:=(([.A2]*0.001)^2)*[.B2]*1000*1000" office:value-type="float" office:value="204.65055" calcext:value-type="float">
            <text:p>204,65055</text:p>
          </table:table-cell>
          <table:table-cell table:formula="of:=[.D2]/[.A2]" office:value-type="float" office:value="174.915" calcext:value-type="float">
            <text:p>174,915</text:p>
          </table:table-cell>
          <table:table-cell table:formula="of:=230 - [.E2]" office:value-type="float" office:value="55.085" calcext:value-type="float">
            <text:p>55,085</text:p>
          </table:table-cell>
          <table:table-cell table:formula="of:=[.F2]*[.A2]" office:value-type="float" office:value="64.44945" calcext:value-type="float">
            <text:p>64,44945</text:p>
          </table:table-cell>
          <table:table-cell table:formula="of:=[.G2]+[.D2]" office:value-type="float" office:value="269.1" calcext:value-type="float">
            <text:p>269,1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178.1" calcext:value-type="float">
            <text:p>178,1</text:p>
          </table:table-cell>
          <table:table-cell/>
          <table:table-cell table:formula="of:=(([.A3]*0.001)^2)*[.B3]*1000*1000" office:value-type="float" office:value="171.04724" calcext:value-type="float">
            <text:p>171,04724</text:p>
          </table:table-cell>
          <table:table-cell table:formula="of:=[.D3]/[.A3]" office:value-type="float" office:value="174.538" calcext:value-type="float">
            <text:p>174,538</text:p>
          </table:table-cell>
          <table:table-cell table:formula="of:=230 - [.E3]" office:value-type="float" office:value="55.462" calcext:value-type="float">
            <text:p>55,462</text:p>
          </table:table-cell>
          <table:table-cell table:formula="of:=[.F3]*[.A3]" office:value-type="float" office:value="54.35276" calcext:value-type="float">
            <text:p>54,35276</text:p>
          </table:table-cell>
          <table:table-cell table:formula="of:=[.G3]+[.D3]" office:value-type="float" office:value="225.4" calcext:value-type="float">
            <text:p>225,4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470.3" calcext:value-type="float">
            <text:p>470,3</text:p>
          </table:table-cell>
          <table:table-cell/>
          <table:table-cell table:formula="of:=(([.A4]*0.001)^2)*[.B4]*1000*1000" office:value-type="float" office:value="64.38407" calcext:value-type="float">
            <text:p>64,38407</text:p>
          </table:table-cell>
          <table:table-cell table:formula="of:=[.D4]/[.A4]" office:value-type="float" office:value="174.011" calcext:value-type="float">
            <text:p>174,011</text:p>
          </table:table-cell>
          <table:table-cell table:formula="of:=230 - [.E4]" office:value-type="float" office:value="55.989" calcext:value-type="float">
            <text:p>55,989</text:p>
          </table:table-cell>
          <table:table-cell table:formula="of:=[.F4]*[.A4]" office:value-type="float" office:value="20.71593" calcext:value-type="float">
            <text:p>20,71593</text:p>
          </table:table-cell>
          <table:table-cell table:formula="of:=[.G4]+[.D4]" office:value-type="float" office:value="85.1" calcext:value-type="float">
            <text:p>85,1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973.4" calcext:value-type="float">
            <text:p>973,4</text:p>
          </table:table-cell>
          <table:table-cell/>
          <table:table-cell table:formula="of:=(([.A5]*0.001)^2)*[.B5]*1000*1000" office:value-type="float" office:value="31.53816" calcext:value-type="float">
            <text:p>31,53816</text:p>
          </table:table-cell>
          <table:table-cell table:formula="of:=[.D5]/[.A5]" office:value-type="float" office:value="175.212" calcext:value-type="float">
            <text:p>175,212</text:p>
          </table:table-cell>
          <table:table-cell table:formula="of:=230 - [.E5]" office:value-type="float" office:value="54.788" calcext:value-type="float">
            <text:p>54,788</text:p>
          </table:table-cell>
          <table:table-cell table:formula="of:=[.F5]*[.A5]" office:value-type="float" office:value="9.86184000000001" calcext:value-type="float">
            <text:p>9,86184000000001</text:p>
          </table:table-cell>
          <table:table-cell table:formula="of:=[.G5]+[.D5]" office:value-type="float" office:value="41.4" calcext:value-type="float">
            <text:p>41,4</text:p>
          </table:table-cell>
        </table:table-row>
      </table:table>
      <table:named-expressions/>
      <table:database-ranges>
        <table:database-range table:name="__Anonymous_Sheet_DB__0" table:target-range-address="Лист1.A1:Лист1.C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ru" number:transliteration-country="RU">
      <number:number number:decimal-places="0" number:min-decimal-places="0" number:min-integer-digits="1"/>
    </number:number-style>
    <number:number-style style:name="N109" loext:transliteration-spellout="capitalize cardinal" number:transliteration-language="ru" number:transliteration-country="RU">
      <number:number number:decimal-places="0" number:min-decimal-places="0" number:min-integer-digits="1"/>
    </number:number-style>
    <number:number-style style:name="N110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11" loext:transliteration-spellout="upper cardinal" number:transliteration-language="ru" number:transliteration-country="RU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16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17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18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Николаевич Меняйло</meta:initial-creator>
    <meta:creation-date>2024-12-14T14:25:52.043166571</meta:creation-date>
    <dc:date>2024-12-14T23:04:37.292311654</dc:date>
    <dc:creator>Александр Николаевич Меняйло</dc:creator>
    <meta:editing-duration>PT8H17M14S</meta:editing-duration>
    <meta:editing-cycles>2</meta:editing-cycles>
    <meta:generator>LibreOffice/24.2.7.2$Linux_X86_64 LibreOffice_project/420$Build-2</meta:generator>
    <meta:document-statistic meta:table-count="1" meta:cell-count="35" meta:object-count="0"/>
  </office:meta>
</office:document-meta>
</file>